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>
        <style:tab-stops>
          <style:tab-stop style:type="left" style:position="1.1145in"/>
          <style:tab-stop style:type="center" style:position="3.134in"/>
        </style:tab-stops>
      </style:paragraph-properties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4472c4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4472c4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4472c4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55"/></text:p>
      <text:p text:style-name="Normal"><draw:connector draw:type="line" svg:x1="3.39583in" svg:y1="1.54167in" svg:x2="4.66667in" svg:y2="0.3125in" draw:z-index="251668480" draw:id="id0" draw:style-name="a1" draw:name="Straight Arrow Connector 12" text:anchor-type="paragraph"><svg:title/><svg:desc/></draw:connector><text:s text:c="41"/>Cash Billing Centre <text:s text:c="49"/>I.P.D Centre</text:p>
      <text:p text:style-name="Normal"><draw:connector draw:type="line" svg:x1="3.25in" svg:y1="1.15625in" svg:x2="2.57292in" svg:y2="0.04167in" draw:z-index="251669504" draw:id="id1" draw:style-name="a3" draw:name="Straight Arrow Connector 13" text:anchor-type="paragraph"><svg:title/><svg:desc/></draw:connector></text:p>
      <text:p text:style-name="Normal"><draw:connector draw:type="line" svg:x1="3.32292in" svg:y1="0.92778in" svg:x2="3.32292in" svg:y2="0.20903in" draw:z-index="251659264" draw:id="id2" draw:style-name="a5" draw:name="Straight Arrow Connector 2" text:anchor-type="paragraph"><svg:title/><svg:desc/></draw:connector><text:s text:c="85"/>O.P.D Centre</text:p>
      <text:p text:style-name="Normal"><draw:connector draw:type="line" svg:x1="3.125in" svg:y1="0.65694in" svg:x2="2.16667in" svg:y2="0.11528in" draw:z-index="251670528" draw:id="id3" draw:style-name="a7" draw:name="Straight Arrow Connector 14" text:anchor-type="paragraph"><svg:title/><svg:desc/></draw:connector><draw:connector draw:type="line" svg:x1="3.39583in" svg:y1="0.65694in" svg:x2="4.8125in" svg:y2="0.10486in" draw:z-index="251667456" draw:id="id4" draw:style-name="a9" draw:name="Straight Arrow Connector 11" text:anchor-type="paragraph"><svg:title/><svg:desc/></draw:connector>APPOINTMENT AND SCHEDULING <text:s text:c="79"/>Laboratory</text:p>
      <text:p text:style-name="Normal"/>
      <text:p text:style-name="Normal"><draw:connector draw:type="line" svg:x1="3.41667in" svg:y1="0.25069in" svg:x2="4.10417in" svg:y2="1.41736in" draw:z-index="251664384" draw:id="id5" draw:style-name="a11" draw:name="Straight Arrow Connector 8" text:anchor-type="paragraph"><svg:title/><svg:desc/></draw:connector><draw:connector draw:type="line" svg:x1="4.88542in" svg:y1="0.12569in" svg:x2="5.15625in" svg:y2="0.12569in" draw:z-index="251662336" draw:id="id6" draw:style-name="a13" draw:name="Straight Arrow Connector 5" text:anchor-type="paragraph"><svg:title/><svg:desc/></draw:connector><draw:connector draw:type="line" svg:x1="2.88542in" svg:y1="0.17778in" svg:x2="2.04167in" svg:y2="0.86528in" draw:z-index="251671552" draw:id="id7" draw:style-name="a15" draw:name="Straight Arrow Connector 15" text:anchor-type="paragraph"><svg:title/><svg:desc/></draw:connector><draw:connector draw:type="line" svg:x1="3.92708in" svg:y1="0.28195in" svg:x2="5.17708in" svg:y2="0.65695in" draw:z-index="251666432" draw:id="id8" draw:style-name="a17" draw:name="Straight Arrow Connector 10" text:anchor-type="paragraph"><svg:title/><svg:desc/></draw:connector><draw:connector draw:type="line" svg:x1="3.45833in" svg:y1="0.16736in" svg:x2="4.375in" svg:y2="0.94861in" draw:z-index="251665408" draw:id="id9" draw:style-name="a19" draw:name="Straight Arrow Connector 9" text:anchor-type="paragraph"><svg:title/><svg:desc/></draw:connector><draw:connector draw:type="line" svg:x1="3.33264in" svg:y1="0.26111in" svg:x2="3.28333in" svg:y2="2.26111in" draw:z-index="251661312" draw:id="id10" draw:style-name="a21" draw:name="Straight Arrow Connector 4" text:anchor-type="paragraph"><svg:title/><svg:desc/></draw:connector><draw:connector draw:type="line" svg:x1="3.09375in" svg:y1="0.29236in" svg:x2="2.51042in" svg:y2="1.53194in" draw:z-index="251672576" draw:id="id11" draw:style-name="a23" draw:name="Straight Arrow Connector 17" text:anchor-type="paragraph"><svg:title/><svg:desc/></draw:connector><draw:connector draw:type="line" svg:x1="2.41667in" svg:y1="0.12569in" svg:x2="2.02083in" svg:y2="0.12569in" draw:z-index="251663360" draw:id="id12" draw:style-name="a25" draw:name="Straight Arrow Connector 7" text:anchor-type="paragraph"><svg:title/><svg:desc/></draw:connector><text:s text:c="2"/>Administration and monitoring<text:s text:c="12"/><text:span text:style-name="T2">Ho</text:span><text:span text:style-name="T3">spital<text:s/></text:span><text:span text:style-name="T4">Management system <text:s text:c="11"/></text:span>Pharmacy <text:s text:c="3"/></text:p>
      <text:p text:style-name="Normal"><text:s text:c="152"/></text:p>
      <text:p text:style-name="Normal"><text:s text:c="152"/>Payroll Mng.</text:p>
      <text:p text:style-name="P5"><text:tab/>Print Reports/bills<text:tab/><text:s text:c="48"/>Inventory and<text:s text:c="2"/>stock<text:s text:c="15"/></text:p>
      <text:p text:style-name="P6"><text:s text:c="33"/><text:s/>MIS<text:tab/><text:s text:c="43"/>financial account</text:p>
      <text:p text:style-name="Normal"/>
      <text:p text:style-name="P7">Security Contro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" svg:viewBox="0 0 20 30" svg:d="m10 0-10 30h20z"/>
    <draw:marker draw:name="a0" svg:viewBox="0 0 20 30" svg:d="m10 0-10 30h20z"/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6" svg:viewBox="0 0 20 30" svg:d="m10 0-10 30h20z"/>
    <draw:marker draw:name="a22" svg:viewBox="0 0 20 30" svg:d="m10 0-10 30h20z"/>
    <draw:marker draw:name="a4" svg:viewBox="0 0 20 30" svg:d="m10 0-10 30h20z"/>
    <draw:marker draw:name="a18" svg:viewBox="0 0 20 30" svg:d="m10 0-10 30h20z"/>
    <draw:marker draw:name="a24" svg:viewBox="0 0 20 30" svg:d="m10 0-10 30h20z"/>
    <draw:marker draw:name="a6" svg:viewBox="0 0 20 30" svg:d="m10 0-10 30h20z"/>
    <draw:marker draw:name="a8" svg:viewBox="0 0 20 30" svg:d="m10 0-10 30h20z"/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r. KADGT Wijepala</meta:initial-creator>
    <dc:creator>Mr. KADGT Wijepala</dc:creator>
    <meta:creation-date>2020-10-18T15:51:00Z</meta:creation-date>
    <dc:date>2020-10-18T16:16:00Z</dc:date>
    <meta:template xlink:href="Normal" xlink:type="simple"/>
    <meta:editing-cycles>1</meta:editing-cycles>
    <meta:editing-duration>PT1500S</meta:editing-duration>
    <meta:document-statistic meta:page-count="1" meta:paragraph-count="2" meta:word-count="155" meta:character-count="1041" meta:row-count="7" meta:non-whitespace-character-count="888"/>
  </office:meta>
</office:document-meta>
</file>